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 manifest:full-path="ObjectReplacements/Object 1"/>
  <manifest:file-entry manifest:media-type="text/xml" manifest:full-path="settings.xml"/>
  <manifest:file-entry manifest:media-type="text/xml" manifest:full-path="content.xml"/>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style style:name="P4" style:family="paragraph" style:parent-style-name="Standard" style:list-style-name="L3"/>
    <style:style style:name="P5" style:family="paragraph" style:parent-style-name="Standard" style:list-style-name="L4"/>
    <style:style style:name="P6"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7" style:family="paragraph" style:parent-style-name="Standard" style:list-style-name="L5"/>
    <style:style style:name="P8" style:family="paragraph" style:parent-style-name="Standard">
      <style:paragraph-properties fo:text-align="center" style:justify-single-word="false"/>
      <style:text-properties fo:font-size="20pt" style:font-size-asian="20pt" style:font-size-complex="20pt"/>
    </style:style>
    <style:style style:name="P9" style:family="paragraph" style:parent-style-name="Standard">
      <style:paragraph-properties fo:margin-left="0cm" fo:margin-right="0cm" fo:text-align="start" style:justify-single-word="false" fo:text-indent="0.953cm" style:auto-text-indent="false">
        <style:tab-stops/>
      </style:paragraph-properties>
    </style:style>
    <style:style style:name="P10" style:family="paragraph" style:parent-style-name="Standard">
      <style:paragraph-properties fo:margin-left="0cm" fo:margin-right="0cm" fo:text-align="start" style:justify-single-word="false" fo:text-indent="0cm" style:auto-text-indent="false">
        <style:tab-stops/>
      </style:paragraph-properties>
    </style:style>
    <style:style style:name="P11" style:family="paragraph" style:parent-style-name="Standard">
      <style:paragraph-properties fo:margin-left="0cm" fo:margin-right="0cm" fo:text-align="start" style:justify-single-word="false" fo:text-indent="0cm" style:auto-text-indent="false">
        <style:tab-stops/>
      </style:paragraph-properties>
    </style:style>
    <style:style style:name="P12" style:family="paragraph" style:parent-style-name="Standard">
      <style:paragraph-properties fo:margin-left="0cm" fo:margin-right="0cm" fo:text-indent="1.032cm" style:auto-text-indent="false"/>
    </style:style>
    <style:style style:name="P13" style:family="paragraph" style:parent-style-name="Standard">
      <style:paragraph-properties fo:margin-left="0cm" fo:margin-right="0cm" fo:text-align="start" style:justify-single-word="false" fo:text-indent="1.032cm" style:auto-text-indent="false">
        <style:tab-stops/>
      </style:paragraph-properties>
    </style:style>
    <style:style style:name="P14" style:family="paragraph" style:parent-style-name="Standard">
      <style:paragraph-properties fo:margin-left="0cm" fo:margin-right="0cm" fo:text-indent="1.005cm" style:auto-text-indent="false"/>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ize="14pt" style:text-underline-style="none" style:font-size-asian="14pt" style:font-size-complex="14pt"/>
    </style:style>
    <style:style style:name="T3" style:family="text">
      <style:text-properties style:text-underline-style="none"/>
    </style:style>
    <style:style style:name="T4"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e-rapport du projet informatique :</text:p>
      <text:p text:style-name="P8">Intel Energy Checker</text:p>
      <text:p text:style-name="P1"/>
      <text:p text:style-name="P1"/>
      <text:p text:style-name="P2"><text:span text:style-name="T4">Equipe :</text:span> <text:s text:c="51"/></text:p>
      <text:p text:style-name="P2">AJDOR Oussama</text:p>
      <text:p text:style-name="P2">AUSSEL Nicolas <text:s text:c="43"/><text:span text:style-name="T4"><text:s/>Enseignants responsables : </text:span>SIMATIC Michel</text:p>
      <text:p text:style-name="P2">REMY Thibault <text:s text:c="93"/>CHABRIDON Sophie</text:p>
      <text:p text:style-name="P2">ROUALDES Fabien</text:p>
      <text:p text:style-name="P2"/>
      <text:p text:style-name="P2"><text:span text:style-name="T2"><text:s text:c="4"/></text:span><text:span text:style-name="T1">Introduction :</text:span> </text:p>
      <text:p text:style-name="P2"/>
      <text:p text:style-name="P9">Le SDK Intel energy checker est une boite à outils logicielle comportant plusieurs outils de gestion de compteurs. Notre projet consiste à réaliser un programme utilisant les fonctionnalités de ce SDK pour analyser les données collectées par des Wattmètres sans fils. </text:p>
      <text:p text:style-name="P9">Ces Wattmètres conçus par la société Plugwise sont reliés entre eux et avec l'ordinateur via un réseau zigBee. Ils permettent de mesurer la puissance electrique utilisée par un ou plusieurs appareils.</text:p>
      <text:p text:style-name="P9"/>
      <text:p text:style-name="P9"/>
      <text:p text:style-name="P9"/>
      <text:p text:style-name="P10"/>
      <text:p text:style-name="P2"><text:s text:c="3"/></text:p>
      <text:p text:style-name="P2"><text:span text:style-name="T1"/></text:p>
      <text:p text:style-name="P2"><text:span text:style-name="T2"><text:s text:c="5"/></text:span><text:span text:style-name="T1">Bilan sur le travail réalisé : </text:span></text:p>
      <text:p text:style-name="P12">Nous avons commencé par etudier la documentation du SDK, et nous avons tous essayé de compiler le SDK, il nous reste cependant certains problèmes à résoudre : </text:p>
      <text:list xml:id="list142660404" text:style-name="L1">
        <text:list-item>
          <text:p text:style-name="P3">Sur une version 32bit, l'interface graphique du SDK ne se lance pas (Oussama et Thibaut) par contre l'ouverture/ecriture et l'exportation dans un fichier csv fonctionne correctement.</text:p>
        </text:list-item>
        <text:list-item>
          <text:p text:style-name="P3">Sur une virtuelle Box Ubuntu 64bit, il y a un problème dans la création des fichiers objet.</text:p>
        </text:list-item>
        <text:list-item>
          <text:p text:style-name="P3">On arrive pas à utiliser le serveur ESRV avec les circles.</text:p>
        </text:list-item>
      </text:list>
      <text:p text:style-name="Standard"><text:s/></text:p>
      <text:p text:style-name="P14">L’équipe s'est ensuite divisé en deux pôles : </text:p>
      <text:list xml:id="list740417449" text:style-name="L3">
        <text:list-item>
          <text:list>
            <text:list-item>
              <text:p text:style-name="P4">l’étude du SDK  et le codage de plugSdk.c : le logiciel permettant d'interfacer le module plugwise et le SDK .( Fabien et Oussama ) .</text:p>
            </text:list-item>
            <text:list-item>
              <text:p text:style-name="P4">l'étude du Plugwise et la création d'une librairie permettant d'interroger les wattmètres plugwise . ( Nicolas et Thibaut ) .</text:p>
            </text:list-item>
          </text:list>
        </text:list-item>
      </text:list>
      <text:p text:style-name="Standard"><text:s text:c="7"/>Le logiciel de gestion versions que nous décidé d'utiliser est Git ( Voici notre adresse : https://github.com/thibautRe/Projet-Informatique---SDK-Intel-et-Plugwise)</text:p>
      <text:p text:style-name="Standard"><text:s text:c="6"/></text:p>
      <text:p text:style-name="P14">Nous avons ainsi codé la première version de notre programme ( nommé plugSdk 1.0 ). Nous avons aussi bien compris le fonctionnement du code Pol.py, ce qui nous permettra de le traduire en langage C. </text:p>
      <text:p text:style-name="P14"><text:s/>Actuellement, le programme plugSdk 1.0 fonctionne correctement à l'aide du code Pol.py. Pour s'en assurer, nous avons crée un « Battery Killer » et nous avons effectué divers tests sur nos ordinateurs portables ( réduction de la luminosité , mise en veille, utilisation du Battery Killer). </text:p>
      <text:p text:style-name="P14"/>
      <text:p text:style-name="P14"/>
      <text:p text:style-name="P14"/>
      <text:p text:style-name="P10"><text:s text:c="3"/></text:p>
      <text:p text:style-name="P10"><text:soft-page-break/></text:p>
      <text:p text:style-name="P10"/>
      <text:p text:style-name="P10"/>
      <text:p text:style-name="P10"/>
      <text:p text:style-name="P10"/>
      <text:p text:style-name="P10"/>
      <text:p text:style-name="P10"/>
      <text:p text:style-name="P10"/>
      <text:p text:style-name="P10"/>
      <text:p text:style-name="P10"/>
      <text:p text:style-name="P6"><text:span text:style-name="T3"><text:s text:c="3"/></text:span>Cahier des charges :</text:p>
      <text:p text:style-name="Standard"/>
      <text:p text:style-name="Standard">Attente du projet en terme de fonctionnalités du logiciel à développer :</text:p>
      <text:p text:style-name="Standard"><text:s/></text:p>
      <text:p text:style-name="Standard"><text:s text:c="3"/>Proposer un logiciel qui permet d'interroger un réseau de wattmètres sans fil afin de récupérer les puissances electriques de différents appareils. Les données collectées seront présentées sous deux formats :</text:p>
      <text:list xml:id="list181458747" text:style-name="L4">
        <text:list-item>
          <text:p text:style-name="P5">un fichier .csv lisible par n'importe quel tableur .</text:p>
        </text:list-item>
        <text:list-item>
          <text:p text:style-name="P5">graphiquement à l'aide de l'interface graphique du SDK.</text:p>
        </text:list-item>
      </text:list>
      <text:p text:style-name="Standard"><text:s text:c="2"/></text:p>
      <text:p text:style-name="Standard"><text:s/>La première version du logiciel fonctionnera de la manière suivante : </text:p>
      <text:p text:style-name="Standard">1- L'utilisateur devra préciser les chemins menants au répertoire iecsdk et à l'application pol.py ( plugwise on linux ) téléchargée sur internet.</text:p>
      <text:p text:style-name="Standard">2- il devra préciser le nombra de wattmètres dont il veut récupérer les informations.</text:p>
      <text:p text:style-name="Standard">2 bis- il précise les adresses MAC.</text:p>
      <text:p text:style-name="Standard">3- il devra préciser l'architecture du système.</text:p>
      <text:p text:style-name="Standard">4- il devra préciser le temps de mesure.</text:p>
      <text:p text:style-name="Standard">5- à l'aide d'un menu ( graphique ou pas ) il pourra choisir entre différentes fonctionnalités : </text:p>
      <text:list xml:id="list389962112" text:style-name="L5">
        <text:list-item>
          <text:list>
            <text:list-item>
              <text:list>
                <text:list-item>
                  <text:list>
                    <text:list-item>
                      <text:list>
                        <text:list-item>
                          <text:p text:style-name="P7">afficher en temps réel l'interface graphique.</text:p>
                        </text:list-item>
                        <text:list-item>
                          <text:p text:style-name="P7">Enregistrer les données collectées dans un fichier .csv</text:p>
                        </text:list-item>
                        <text:list-item>
                          <text:p text:style-name="P7">les deux. <text:s text:c="3"/></text:p>
                        </text:list-item>
                      </text:list>
                    </text:list-item>
                  </text:list>
                </text:list-item>
              </text:list>
            </text:list-item>
          </text:list>
        </text:list-item>
      </text:list>
      <text:p text:style-name="Standard"><text:s text:c="5"/>La deuxième version du logiciel aura une librairie C permettant de dialoguer avec les circles . Cette librairie remplacera l'application et la librairie Python fournis avec POL.</text:p>
      <text:p text:style-name="Standard"><text:s text:c="4"/></text:p>
      <text:p text:style-name="P10"><text:s text:c="7"/>La version finales du programme devra répondre aux besoins d'une équipe de 2As. Le codage du logiciel sera adapté à ces besoins ( il faudra créer un Productivity link de 4 compteurs, deux de ces compteurs seront utilisés pour connaître la consommation de deux routeurs dont un en témoin, et les deux autres seront utilisés pour mesurer la consommation de deux postes de travail dont un en témoin )</text:p>
      <text:p text:style-name="P10">Les fonctionnalités seront les mêmes mais contrairement aux versions précedentes , les adresses MAC seront integrées dans le code ou dans un fichier externe.</text:p>
      <text:p text:style-name="P10"/>
      <text:p text:style-name="P10"/>
      <text:p text:style-name="P6"><text:span text:style-name="T3"><text:s text:c="5"/></text:span>Etude de faisabilité : </text:p>
      <text:p text:style-name="P13">Les principaux obstacles à ce projet sont dus à l'indisponibilité du code source du logiciel proposé par Plugwise, la compréhension des outils du SDK, ainsi que la compilation des Makefile qui pose toujours problème.</text:p>
      <text:p text:style-name="P13">Un logciel libre Pol.py fonctionnant sur linux nous a aidé à comprendre comment communiquer avec les circles. Ainsi nous avons pu contourner le premier problème. Il nous reste tout de même à convertir cette application Python en une librairie C. <text:s/></text:p>
      <text:p text:style-name="P13">La réalisation du projet ne nécessite pas une maitrise de tous les outils du SDK, cependant il reste indisponsable de savoir comment manipuler les productivity link et les compteurs. </text:p>
      <text:p text:style-name="P13"><text:soft-page-break/></text:p>
      <text:p text:style-name="P13"/>
      <text:p text:style-name="P13"/>
      <text:p text:style-name="P13"/>
      <text:p text:style-name="P13"/>
      <text:p text:style-name="P13"/>
      <text:p text:style-name="P13"/>
      <text:p text:style-name="P13"/>
      <text:p text:style-name="P6">Le diagramme de Gantt</text:p>
      <text:p text:style-name="P13"/>
      <text:p text:style-name="P13"/>
      <text:p text:style-name="P13"><draw:frame draw:style-name="fr1" draw:name="Objet1" text:anchor-type="paragraph" svg:width="16.238cm" svg:height="3.15cm" draw:z-index="0"><draw:object xlink:href="./Object 1" xlink:type="simple" xlink:show="embed" xlink:actuate="onLoad"/><draw:image xlink:href="./ObjectReplacements/Object 1" xlink:type="simple" xlink:show="embed" xlink:actuate="onLoad"/></draw:frame></text:p>
      <text:p text:style-name="P13"/>
      <text:p text:style-name="P6">Conclusion</text:p>
      <text:p text:style-name="P13">Nous pouvons constater que le projet Intel Energy Checker est tout à fait réalisable. Nous avons déjà crée une application qui fonctionne correctement. La réalisation d'une interface graphique reste possible afin de rendre le logiciel plus accessible. </text:p>
      <text:p text:style-name="P13">Finalement ce projet nous initie à la récente problématique du « Smart metering » et attire notre attention vers les solutions technologiques permettentant de réaliser des economies d'energi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ssama </meta:initial-creator>
    <meta:creation-date>2012-03-20T19:12:11</meta:creation-date>
    <dc:date>2012-03-20T20:21:52</dc:date>
    <dc:creator>oussama </dc:creator>
    <meta:editing-duration>PT1H9M41S</meta:editing-duration>
    <meta:editing-cycles>3</meta:editing-cycles>
    <meta:generator>LibreOffice/3.4$Linux LibreOffice_project/340m1$Build-402</meta:generator>
    <meta:document-statistic meta:table-count="0" meta:image-count="0" meta:object-count="1" meta:page-count="3" meta:paragraph-count="54" meta:word-count="810" meta:character-count="5315" meta:non-whitespace-character-count="42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002cm"/>
    </style:style>
    <style:style style:name="co3" style:family="table-column">
      <style:table-column-properties fo:break-before="auto" style:column-width="1.79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3" style:family="table-cell" style:parent-style-name="Default">
      <style:table-cell-properties fo:background-color="#ff0000" fo:border="0.26pt solid #000000"/>
      <style:text-properties style:text-position=""/>
    </style:style>
    <style:style style:name="ce4" style:family="table-cell" style:parent-style-name="Default">
      <style:table-cell-properties fo:background-color="#0000ff" fo:border="0.26pt solid #000000"/>
      <style:text-properties style:text-position=""/>
    </style:style>
    <style:style style:name="ce5" style:family="table-cell" style:parent-style-name="Default">
      <style:table-cell-properties fo:border="0.06pt solid #000000"/>
    </style:style>
    <style:style style:name="ce6" style:family="table-cell" style:parent-style-name="Default">
      <style:table-cell-properties style:text-align-source="fix" style:repeat-content="false" fo:border="0.06pt solid #000000" style:vertical-align="middle"/>
      <style:paragraph-properties fo:text-align="center"/>
    </style:style>
    <style:style style:name="ce7" style:family="table-cell" style:parent-style-name="Default">
      <style:table-cell-properties fo:background-color="#ff0000" fo:border="0.26pt solid #000000"/>
    </style:style>
    <style:style style:name="ce8" style:family="table-cell" style:parent-style-name="Default">
      <style:table-cell-properties fo:background-color="#0000ff" fo:border="0.26pt solid #000000"/>
    </style:style>
  </office:automatic-styles>
  <office:body>
    <office:spreadsheet>
      <table:table table:name="Feuille1" table:style-name="ta1">
        <table:table-column table:style-name="co1" table:default-cell-style-name="Default"/>
        <table:table-column table:style-name="co2" table:default-cell-style-name="ce5"/>
        <table:table-column table:style-name="co3" table:number-columns-repeated="3" table:default-cell-style-name="ce5"/>
        <table:table-column table:style-name="co3" table:default-cell-style-name="Default"/>
        <table:table-column table:style-name="co3" table:default-cell-style-name="ce8"/>
        <table:table-column table:style-name="co3" table:number-columns-repeated="3" table:default-cell-style-name="ce5"/>
        <table:table-row table:style-name="ro1" table:number-rows-repeated="2">
          <table:table-cell/>
          <table:table-cell table:style-name="Default" table:number-columns-repeated="4"/>
          <table:table-cell/>
          <table:table-cell table:style-name="Default" table:number-columns-repeated="4"/>
        </table:table-row>
        <table:table-row table:style-name="ro1">
          <table:table-cell table:number-columns-repeated="2"/>
          <table:table-cell table:style-name="ce6" office:value-type="string" table:number-columns-spanned="2" table:number-rows-spanned="1">
            <text:p>Février </text:p>
          </table:table-cell>
          <table:covered-table-cell/>
          <table:table-cell table:style-name="ce6" office:value-type="string" table:number-columns-spanned="2" table:number-rows-spanned="1">
            <text:p>Mars</text:p>
          </table:table-cell>
          <table:covered-table-cell table:style-name="ce5"/>
          <table:table-cell table:style-name="ce6" office:value-type="string" table:number-columns-spanned="2" table:number-rows-spanned="1">
            <text:p>Avril</text:p>
          </table:table-cell>
          <table:covered-table-cell/>
          <table:table-cell table:style-name="ce6" office:value-type="string" table:number-columns-spanned="2" table:number-rows-spanned="1">
            <text:p>Mai</text:p>
          </table:table-cell>
          <table:covered-table-cell/>
        </table:table-row>
        <table:table-row table:style-name="ro1">
          <table:table-cell/>
          <table:table-cell office:value-type="string">
            <text:p>Documentation (SDK)</text:p>
          </table:table-cell>
          <table:table-cell table:style-name="ce7" table:number-columns-repeated="2"/>
          <table:table-cell/>
          <table:table-cell table:style-name="ce5" table:number-columns-repeated="2"/>
          <table:table-cell table:number-columns-repeated="3"/>
        </table:table-row>
        <table:table-row table:style-name="ro1">
          <table:table-cell/>
          <table:table-cell office:value-type="string">
            <text:p>Etude de l'ESRV</text:p>
          </table:table-cell>
          <table:table-cell/>
          <table:table-cell table:style-name="ce8" table:number-columns-repeated="3"/>
          <table:table-cell table:number-columns-repeated="4"/>
        </table:table-row>
        <table:table-row table:style-name="ro1">
          <table:table-cell/>
          <table:table-cell office:value-type="string">
            <text:p>Etude de POL</text:p>
          </table:table-cell>
          <table:table-cell/>
          <table:table-cell table:style-name="ce7" table:number-columns-repeated="3"/>
          <table:table-cell table:style-name="ce5"/>
          <table:table-cell table:number-columns-repeated="3"/>
        </table:table-row>
        <table:table-row table:style-name="ro1">
          <table:table-cell/>
          <table:table-cell office:value-type="string">
            <text:p>Codage du plugSdk </text:p>
          </table:table-cell>
          <table:table-cell table:number-columns-repeated="2"/>
          <table:table-cell table:style-name="ce8" table:number-columns-repeated="2"/>
          <table:table-cell/>
          <table:table-cell table:style-name="ce8" table:number-columns-repeated="3"/>
        </table:table-row>
        <table:table-row table:style-name="ro1">
          <table:table-cell/>
          <table:table-cell office:value-type="string">
            <text:p>Codage de POL.c</text:p>
          </table:table-cell>
          <table:table-cell table:number-columns-repeated="3"/>
          <table:table-cell table:style-name="ce7" table:number-columns-repeated="5"/>
        </table:table-row>
        <table:table-row table:style-name="ro1">
          <table:table-cell/>
          <table:table-cell office:value-type="string">
            <text:p>Eventuelle interface graphique</text:p>
          </table:table-cell>
          <table:table-cell table:number-columns-repeated="3"/>
          <table:table-cell table:style-name="ce5"/>
          <table:table-cell/>
          <table:table-cell table:style-name="ce8"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0">20/03/2012</text:date>, <text:time>19:58:35</text:time></text:p>
        </style:region-right>
      </style:header>
      <style:header-left style:display="false"/>
      <style:footer>
        <text:p>Page <text:page-number>1</text:page-number> / <text:page-count>99</text:page-count></text:p>
      </style:footer>
      <style:footer-left style:display="false"/>
    </style:master-page>
  </office:master-styles>
</office:document-styles>
</file>